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Πίνακας1" style:family="table">
      <style:table-properties style:width="23.553cm" fo:margin-left="1.905cm" table:align="left"/>
    </style:style>
    <style:style style:name="Πίνακας1.A" style:family="table-column">
      <style:table-column-properties style:column-width="0.353cm"/>
    </style:style>
    <style:style style:name="Πίνακας1.B" style:family="table-column">
      <style:table-column-properties style:column-width="23.2cm"/>
    </style:style>
    <style:style style:name="Πίνακας1.A1" style:family="table-cell">
      <style:table-cell-properties style:vertical-align="middle"/>
    </style:style>
    <style:style style:name="Πίνακας2" style:family="table">
      <style:table-properties style:width="11.414cm" fo:margin-left="1.905cm" table:align="left"/>
    </style:style>
    <style:style style:name="Πίνακας2.A" style:family="table-column">
      <style:table-column-properties style:column-width="0.353cm"/>
    </style:style>
    <style:style style:name="Πίνακας2.B" style:family="table-column">
      <style:table-column-properties style:column-width="11.061cm"/>
    </style:style>
    <style:style style:name="Πίνακας2.A1" style:family="table-cell">
      <style:table-cell-properties style:vertical-align="middle"/>
    </style:style>
    <style:style style:name="Πίνακας3" style:family="table">
      <style:table-properties style:width="18.523cm" fo:margin-left="1.905cm" table:align="left"/>
    </style:style>
    <style:style style:name="Πίνακας3.A" style:family="table-column">
      <style:table-column-properties style:column-width="0.353cm"/>
    </style:style>
    <style:style style:name="Πίνακας3.B" style:family="table-column">
      <style:table-column-properties style:column-width="18.17cm"/>
    </style:style>
    <style:style style:name="Πίνακας3.A1" style:family="table-cell">
      <style:table-cell-properties style:vertical-align="middle"/>
    </style:style>
    <style:style style:name="P1" style:family="paragraph" style:parent-style-name="Text_20_body">
      <style:paragraph-properties fo:text-align="center" style:justify-single-word="false"/>
    </style:style>
    <style:style style:name="P2" style:family="paragraph" style:parent-style-name="Text_20_body">
      <style:paragraph-properties fo:margin-top="0cm" fo:margin-bottom="0cm" style:contextual-spacing="false"/>
    </style:style>
    <style:style style:name="P3" style:family="paragraph" style:parent-style-name="Table_20_Contents">
      <style:paragraph-properties fo:margin-top="0cm" fo:margin-bottom="0cm" style:contextual-spacing="false"/>
    </style:style>
    <style:style style:name="P4" style:family="paragraph" style:parent-style-name="Text_20_body">
      <style:paragraph-properties fo:margin-left="1.905cm" fo:margin-right="0cm" fo:margin-top="0cm" fo:margin-bottom="0cm" style:contextual-spacing="false" fo:text-indent="0cm" style:auto-text-indent="false"/>
    </style:style>
    <style:style style:name="P5" style:family="paragraph" style:parent-style-name="Text_20_body" style:master-page-name="HTML">
      <style:paragraph-properties style:page-number="auto"/>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T1" style:family="text">
      <style:text-properties fo:font-weight="bold"/>
    </style:style>
    <style:style style:name="T2" style:family="text">
      <style:text-properties fo:font-variant="normal" fo:text-transform="none" fo:color="#000000"/>
    </style:style>
    <style:style style:name="T3" style:family="text">
      <style:text-properties fo:font-size="8.25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control-implementation="ooo:com.sun.star.form.component.Form" office:target-frame="" xlink:href="file:///media/pdpuser/search" xlink:type="simple">
          <form:properties>
            <form:property form:property-name="PropertyChangeNotificationEnabled" office:value-type="boolean" office:boolean-value="true"/>
          </form:properties>
          <form:hidden form:name="cx" form:control-implementation="ooo:com.sun.star.form.component.HiddenControl" xml:id="control1" form:id="control1" form:value="009245469817848559060:r2g9otu_04y"/>
          <form:hidden form:name="cof" form:control-implementation="ooo:com.sun.star.form.component.HiddenControl" xml:id="control2" form:id="control2" form:value="FORID:10"/>
          <form:hidden form:name="ie" form:control-implementation="ooo:com.sun.star.form.component.HiddenControl" xml:id="control3" form:id="control3" form:value="UTF-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section text:style-name="Sect1" text:name="main">
        <text:p text:style-name="Heading_20_1">Έγγραφα</text:p>
        <text:section text:style-name="Sect1" text:name="section_1">
          <text:h text:style-name="Heading_20_2" text:outline-level="2">Σύνοψη</text:h>
          <text:p text:style-name="Text_20_body">Χρησιμοποιείστε την ενότητα <text:s/>Έγγραφα για να δημιουργήσετε και να διαχειριστείτε τα αρχεία που μοιράζεστε με άλλους χρήστες και επαφές.</text:p>
        </text:section>
        <text:section text:style-name="Sect1" text:name="section_2">
          <text:h text:style-name="Heading_20_2" text:outline-level="2">Δημιουργία Εγγράφων</text:h>
          <text:p text:style-name="Text_20_body">Έχετε την δυνατότητα να δημιουργήσετε μια βιβλιοθήκη από έγγραφα και γραφικά στοιχεία όπως διαφημιστικό υλικό και συμβόλαια, τα οποία μπορείτε να μοιράζεστε με τους άλλους χρήστες και τις επαφές σας. Ακόμη μπορείτε να δημιουργείτε πρότυπα για έγγραφα που χρησιμοποιήτε συχνά..</text:p>
          <text:p text:style-name="P2">Για την δημιουργία ενός εγγράφου</text:p>
          <table:table table:name="Πίνακας1" table:style-name="Πίνακας1">
            <table:table-column table:style-name="Πίνακας1.A"/>
            <table:table-column table:style-name="Πίνακας1.B"/>
            <table:table-row>
              <table:table-cell table:style-name="Πίνακας1.A1" office:value-type="string">
                <text:p text:style-name="P3">1.</text:p>
              </table:table-cell>
              <table:table-cell table:style-name="Πίνακας1.A1" office:value-type="string">
                <text:p text:style-name="P3">Επιλογή Δημιουργία Εγγράφου από την στήλη Ενέργειες που βρίσκετε στην καρτέλα Έγγραφα ή πατώντας το εικονίδιο Δημιουργία μέσα από την ενότητα <text:s/>Έγγραφα ή πηγαίνοντας στις Λεπτομέρειες οποιοδήποτε υπομενού που έχει την επιλογή Έγγραφα (π.χ. , Λογαριασμοί)</text:p>
              </table:table-cell>
            </table:table-row>
          </table:table>
          <table:table table:name="Πίνακας2" table:style-name="Πίνακας2">
            <table:table-column table:style-name="Πίνακας2.A"/>
            <table:table-column table:style-name="Πίνακας2.B"/>
            <table:table-row>
              <table:table-cell table:style-name="Πίνακας2.A1" office:value-type="string">
                <text:p text:style-name="P3">2.</text:p>
              </table:table-cell>
              <table:table-cell table:style-name="Πίνακας2.A1" office:value-type="string">
                <text:p text:style-name="P3">Προσθήκη πληροφοριών για παρακάτω πεδία στην σελίδα Έγγραφα:</text:p>
              </table:table-cell>
            </table:table-row>
          </table:table>
          <text:p text:style-name="P4"><text:span text:style-name="T1">Όνομα Αρχείου</text:span>. Το όνομα του αρχείου που θα δημιουργήσετε; επιλέξτε <text:span text:style-name="T1">Πλοήγηση</text:span> για να μεταφερθείτε στην τοποθεσία του εγγράφου.</text:p>
          <text:p text:style-name="P2"><text:span text:style-name="T1">Όνομα Εγγράφου</text:span>. Εισαγωγή του ονόματος του Εγγράφου.</text:p>
          <text:p text:style-name="P2"><text:span text:style-name="T1">Τύπος Εγγράφου</text:span>. Επιλογή ενός προκαθορισμένου τύπου από το αναδιπλώμενο μενού. Αν το έγγραφο δεν ανήκει σε κάποιο από την λίστα, επιλέγουμε το Κανένα.</text:p>
          <text:p text:style-name="P2"><text:span text:style-name="T1">Ημερομηνία Έκδοσης</text:span>. Κλικ στο εικονίδιο Ημερολόγιο και επιλογή της ημερομηνίας που το έγγραφο εκδόθηκε στο κοινό.</text:p>
          <text:p text:style-name="P2"><text:span text:style-name="T1">Ημερομηνία Λήξης</text:span>. Κλικ στο εικονίδιο Ημερολόγιο και επιλογή της ημερομηνίας που το έγγραφο παύει να είναι έγγυρο. Για παράδειγμα το υλικό για μια εκστρατεία πωλήσεων μπορεί να είναι αχρείαστο μετά την λήξη της.</text:p>
          <text:p text:style-name="P2"><text:span text:style-name="T1">Κατάσταση</text:span>. Επιλογή της κατάστασης από το αναδιπλώμενη λίστα, που υποδεικνύει την τρέχουσα κατάσταση του εγγράφου, όπως Πρόχειρο ή Υπό Ανασκόπηση.</text:p>
          <text:p text:style-name="P2"><text:span text:style-name="T1">Αναθεώρηση</text:span>. Εισαγωγή του αριθμού αναθεώρησης εάν αναθεωρήσατε το έγγραφο.</text:p>
          <text:p text:style-name="P2"><text:span text:style-name="T1">Πρότυπο</text:span>. Επιλογή για την δημιουργία προτύπου.</text:p>
          <text:p text:style-name="P2"><text:span text:style-name="T1">Κατηγορία</text:span>. Επιλογή μιας προκαθορισμένης κατηγορίας από την λίστα. Επιλογή Καμία αν δεν ταιριάζει σε κάποια.</text:p>
          <text:p text:style-name="P2"><text:span text:style-name="T1">Υποκατηγορία</text:span>. Επιλογή της κατάλληλης υποκατηγορίας εφόσον έχετε διαλέξει κατηγορία. Όταν έχει οριστεί κατηγορία και υποκατηγορία, το έγγραφο προστίθεται το δέντρο Έγγραφα με ιεραρχική δομή. Η δενδρική δομή φαίνεται στην όψη Λίστα για ευκόλοτερο εντοπισμό εγγράφων με συγκεκριμένο θέμα. Ο διαχειριστής ορίζει της προκαθορισμένες κατηγορίες και υποκατηγορίες.</text:p>
          <text:p text:style-name="P2"><text:span text:style-name="T1">Σχετικά Έγγραφα</text:span>. Κλικ Επιλογή για συσχετισμό ενός σχετικού εγγράφου.</text:p>
          <text:p text:style-name="P2"><text:span text:style-name="T1">Αναθεώρηση Σχετικών Εγγράφων</text:span>. Αυτό το πεδίο γεμίζει αυτόματα από τον αριθμό αναθεώρησης του συναφούς εγγράφουThis is auto-populated by the revision number of the associated document.</text:p>
          <text:p text:style-name="P2"><text:span text:style-name="T1">Περιγραφή</text:span>. Σύντομη περιγραφή για το έγγραφο.</text:p>
          <table:table table:name="Πίνακας3" table:style-name="Πίνακας3">
            <table:table-column table:style-name="Πίνακας3.A"/>
            <table:table-column table:style-name="Πίνακας3.B"/>
            <table:table-row>
              <table:table-cell table:style-name="Πίνακας3.A1" office:value-type="string">
                <text:p text:style-name="P3">3.</text:p>
              </table:table-cell>
              <table:table-cell table:style-name="Πίνακας3.A1" office:value-type="string">
                <text:p text:style-name="P3">Κλικ <text:span text:style-name="T1">Αποθήκευση</text:span> για να δημιουργήσετε το έγγραφο; κλικ <text:span text:style-name="T1">Άκυρο</text:span> για επιστροφή στην λίστα των εγγράφων χωρίς να γίνει αποθήκευση.</text:p>
              </table:table-cell>
            </table:table-row>
          </table:table>
        </text:section>
        <text:section text:style-name="Sect1" text:name="section_3">
          <text:h text:style-name="Heading_20_2" text:outline-level="2"/>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svg:font-family="Ubuntu" style:font-family-generic="swiss"/>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l" fo:country="GR" style:font-name-asian="WenQuanYi Micro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s - SugarCRM Support </dc:title>
    <dc:date>2014-07-21T19:10:49.628755060</dc:date>
    <meta:editing-duration>PT22S</meta:editing-duration>
    <meta:editing-cycles>3</meta:editing-cycles>
    <meta:generator>LibreOffice/4.2.3.3$Linux_x86 LibreOffice_project/420m0$Build-3</meta:generator>
    <meta:document-statistic meta:table-count="3" meta:image-count="0" meta:object-count="0" meta:page-count="1" meta:paragraph-count="25" meta:word-count="367" meta:character-count="2584" meta:non-whitespace-character-count="2240"/>
    <meta:user-defined meta:name=""/>
    <meta:user-defined meta:name="viewport">width=device-width</meta:user-defined>
  </office:meta>
</office:document-meta>
</file>